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dc4" officeooo:paragraph-rsid="000c1dc4"/>
    </style:style>
    <style:style style:name="P2" style:family="paragraph" style:parent-style-name="Standard">
      <style:paragraph-properties fo:text-align="start" style:justify-single-word="false"/>
      <style:text-properties officeooo:rsid="000c1dc4" officeooo:paragraph-rsid="000c1dc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ed93" officeooo:paragraph-rsid="000ced93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c1dc4" officeooo:paragraph-rsid="000c1dc4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ced93" officeooo:paragraph-rsid="000ced9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f49ea" officeooo:paragraph-rsid="000ced9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f49ea" officeooo:paragraph-rsid="000f49ea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fd2c4" officeooo:paragraph-rsid="000fd2c4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officeooo:rsid="000c1dc4" officeooo:paragraph-rsid="000c1dc4"/>
    </style:style>
    <style:style style:name="T1" style:family="text">
      <style:text-properties fo:color="#c9211e" loext:opacity="100%" style:text-underline-style="none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690c"/>
    </style:style>
    <style:style style:name="T6" style:family="text">
      <style:text-properties officeooo:rsid="000ee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ème et thèse d’un texte</text:p>
      <text:p text:style-name="P1"/>
      <text:p text:style-name="P2"/>
      <text:p text:style-name="P2"><text:span text:style-name="T4">Thème :</text:span><text:span text:style-name="T1"> </text:span><text:span text:style-name="T2">C’est le sujet principal du texte. </text:span></text:p>
      <text:p text:style-name="P9"/>
      <text:p text:style-name="P2"><text:span text:style-name="T3">Thème Corollaire :</text:span><text:span text:style-name="T2"> C’est le sujet secondaire qui est lié au précédent.</text:span></text:p>
      <text:p text:style-name="P2"/>
      <text:p text:style-name="P2"/>
      <text:p text:style-name="P2"><text:span text:style-name="T4">Thèse :</text:span> C’est la position de l’auteur concernant ce thème.</text:p>
      <text:p text:style-name="P2"/>
      <text:p text:style-name="P2"/>
      <text:p text:style-name="P3">Application :</text:p>
      <text:p text:style-name="P5"/>
      <text:p text:style-name="P5">Dans le résumé numéro 1 <text:span text:style-name="T6">du TP</text:span> les thèmes sont dans le titre ( Numérique et écologie)</text:p>
      <text:p text:style-name="P5">⇒ Numérique, en particulier les data centers</text:p>
      <text:p text:style-name="P5">⇒ Écologie, en particulier la consommation énergétique</text:p>
      <text:p text:style-name="P5"/>
      <text:p text:style-name="P5">Le titre est une question qui porte sur les deux thèmes donc le texte va répondre à cette question et la réponse sera la thèse. <text:span text:style-name="T5">C’est une question fermé donc il n’y a que 2 réponses possible :</text:span></text:p>
      <text:p text:style-name="P5"><text:tab/><text:span text:style-name="T5">⇒ Soit oui les data centers sont des gouffres énergétique</text:span><text:span text:style-name="T6">s</text:span></text:p>
      <text:p text:style-name="P5"><text:tab/><text:span text:style-name="T5">⇒ Soit non les data centers ne sont pas des gouffres énergétique</text:span></text:p>
      <text:p text:style-name="P5"/>
      <text:p text:style-name="P7">Attention à l’implicite, les mots gouffres et ogres implique que les data centers seraient les plus énergivores.</text:p>
      <text:p text:style-name="P6"/>
      <text:p text:style-name="P7">« Verdict : » annonce la conclusion</text:p>
      <text:p text:style-name="P8"/>
      <text:p text:style-name="P7">La thèse c’est les data center ne sont plus les plus énergivore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3:35:38.631669058</meta:creation-date>
    <dc:date>2022-11-15T18:35:59.716706768</dc:date>
    <meta:editing-duration>PT16M46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164" meta:character-count="919" meta:non-whitespace-character-count="766"/>
  </office:meta>
</office:document-meta>
</file>